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normal" style:font-weight-asian="normal" style:font-weight-complex="normal"/>
    </style:style>
    <style:style style:name="P3" style:family="paragraph" style:parent-style-name="Standard">
      <style:text-properties style:text-underline-style="none" fo:font-weight="normal" style:font-weight-asian="normal"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 :</text:p>
      <text:p text:style-name="P2"/>
      <text:p text:style-name="P3">L'existence et la diversité de la vie sur Terre est source de fascination depuis toujours. Pourtant l'homme, seul être pensant, se questionne aussi sur sa nature ; sur les mécanismes, les relations qui la définissent. De l'écosystème d'une mare à celui d'une grand forêt, elle existe a toutes les échelles et sous toutes les formes. </text:p>
      <text:p text:style-name="P3"><text:s text:c="2"/>La présence de vie est toujours synonyme de la présence d'un milieu non vivant, minéral. Ensemble ils forment l'écosystème, et sont en constante interaction. La forme, l'abondance de la vie dépendent en grande partie des caractéristiques du milieu dans lequel elle évolue. Scientifiquement, on désigne le milieu par le biotope et la vie par la biocénose.</text:p>
      <text:p text:style-name="P3"/>
      <text:p text:style-name="P3"><text:s/>Quelles sont les relations qui caractérisent le biotope et la biocénose ? Pour en comprendre la nature, l'étude d'un milieu s'impose, car réaliser une étude poussée sur plusieurs milieux est impossible en cinq mois.</text:p>
      <text:p text:style-name="P3"><text:s text:c="2"/>Or nous savons que dans le cadre d'une démarche scientifique, l'étude de de la variation d'une caractéristique doit se faire au possible sans que d'autres ne varient. Ne pouvant contrôler les facteurs naturels, l'idéal serait donc de se concentrer sur l'étude d'un biotope avec très peu de caractéristiques différentes.</text:p>
      <text:p text:style-name="P3"/>
      <text:p text:style-name="P3">Le sud de la France connaît une grande diversité de milieu, mais le choix du bord d'étang est le plus pertinent, grâce à une faible diversité de plantes et par ses caractéristiques peu communes comme une forte salinité. Par conséquent la faune y demeure très restreinte. Aussi, en bord d'étang, qu'on appelle la sansouïre, principalement trois plantes survivent à ce taux de sel. Ces plantes sont la salicorne, l'obione et la soude. La sansouïre est donc le milieu le plus propice à une étude de quelques mois.</text:p>
      <text:p text:style-name="P3"/>
      <text:p text:style-name="P3"><text:s text:c="2"/>Avant de se rendre sur place et prendre des mesures, il nous faut formuler des hypothèses quand aux relations dont nous cherchons à comprendre la nature. Nous essaierons donc de déterminer si les plantes s'adaptent aux variations de milieu. Dans cette hypothèse d'adaptation, il nous faut aussi comprendre quels paramètres varient et lesquels ne varient pas. Dans cette optique nous pouvons essayer de déterminer tout ce qui pourrait varier dans la sansouïre. Premièrement la météo varie fortement, c'est à dire l'ensoleillement, l'humidité, le vent et la température. Par chance la météo est archivée en ligne. Deuxièmement, le facteur spécifique de la sansouïre est bien-sûr celui de la salinité. Rien ne nous dit que celui-ci varie, mais il est important d'en prendre des mesures.</text:p>
      <text:p text:style-name="P3"/>
      <text:p text:style-name="P3"><text:s/>Ainsi, pour déterminer en quoi le biotope varie, puis en quoi cette variation affecte la biocénose, il nous faudra en premier lieu se rendre sur le terrain, en bord d'étang. Après cela nous réaliseront dosages et expériences en laboratoire, et pour finir nous rendrons visite à des experts sur le suj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1-15T07:43:43.590000000</meta:creation-date>
    <dc:date>2018-01-28T20:59:56.21</dc:date>
    <meta:editing-duration>PT6H28M1S</meta:editing-duration>
    <meta:editing-cycles>17</meta:editing-cycles>
    <meta:generator>OpenOffice/4.1.3$Win32 OpenOffice.org_project/413m1$Build-9783</meta:generator>
    <meta:document-statistic meta:table-count="0" meta:image-count="0" meta:object-count="0" meta:page-count="1" meta:paragraph-count="8" meta:word-count="457" meta:character-count="2839"/>
    <dc:creator>Silène Godard-Cadillac</dc:creator>
  </office:meta>
</office:document-meta>
</file>